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Process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Correlators( Set &lt; HCorrelator &gt; corre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Typ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Deployer( String deplo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DeployDate( Date deplo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MessageExchanges( Set &lt; HMessageExchange &gt; ex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Message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Instances( Collection &lt; HProcessInstance &gt; insta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ProcessId( String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Guid( String 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TypeName( String proce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Deplo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Events( Collection &lt; HBpel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TypeNamespace( String proce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DeploymentPartnerLinks( Set &lt; HPartnerLink &gt; partner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Correl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Deplo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getDeployment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rocess.setActive( boolean 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